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text-properties fo:color="#000000" style:font-name="Times New Roman2" fo:font-size="13pt"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2" style:family="paragraph" style:parent-style-name="Standard">
      <style:paragraph-properties style:text-autospace="none"/>
      <style:text-properties fo:color="#000000" style:font-name="Times New Roman2" fo:font-size="13pt" fo:font-style="italic" style:text-underline-style="solid" style:text-underline-width="auto" style:text-underline-color="font-color" fo:font-weight="bold" style:font-name-asian="Times New Roman2" style:font-size-asian="13pt" style:font-style-asian="italic" style:font-weight-asian="bold" style:font-name-complex="Times New Roman2" style:font-size-complex="13pt" style:font-style-complex="italic" style:font-weight-complex="bold"/>
    </style:style>
    <style:style style:name="P3" style:family="paragraph" style:parent-style-name="Standard">
      <style:paragraph-properties style:text-autospace="none"/>
      <style:text-properties fo:color="#000000" style:font-name="Times New Roman2" fo:font-size="13pt" fo:font-style="italic" fo:font-weight="bold" style:font-name-asian="Times New Roman2" style:font-size-asian="13pt" style:font-style-asian="italic" style:font-weight-asian="bold" style:font-name-complex="Times New Roman2" style:font-size-complex="13pt" style:font-style-complex="italic" style:font-weight-complex="bold"/>
    </style:style>
    <style:style style:name="P4" style:family="paragraph" style:parent-style-name="Standard">
      <style:paragraph-properties style:text-autospace="none"/>
    </style:style>
    <style:style style:name="P5" style:family="paragraph" style:parent-style-name="Standard">
      <style:paragraph-properties style:text-autospace="none"/>
      <style:text-properties style:font-name="Times New Roman1" fo:font-size="13pt" fo:font-style="italic" fo:font-weight="normal" style:font-size-asian="13pt" style:font-style-asian="italic" style:font-weight-asian="normal" style:font-size-complex="13pt" style:font-style-complex="italic" style:font-weight-complex="normal"/>
    </style:style>
    <style:style style:name="P6" style:family="paragraph" style:parent-style-name="Standard">
      <style:paragraph-properties style:text-autospace="none"/>
      <style:text-properties fo:font-variant="normal" fo:text-transform="none" fo:color="#222222"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7" style:family="paragraph" style:parent-style-name="Standard">
      <style:paragraph-properties style:text-autospace="none"/>
      <style:text-properties fo:font-variant="normal" fo:text-transform="none" fo:color="#54595d" style:font-name="sans-serif"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8" style:family="paragraph" style:parent-style-name="Standard">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9" style:family="paragraph" style:parent-style-name="Text_20_body">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0" style:family="paragraph" style:parent-style-name="Text_20_body">
      <style:paragraph-properties style:text-autospace="none"/>
      <style:text-properties fo:font-variant="normal" fo:text-transform="none" fo:color="#000000" style:font-name="Segoe UI" fo:font-size="10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1" style:family="paragraph" style:parent-style-name="Text_20_body">
      <style:paragraph-properties style:text-autospace="none"/>
      <style:text-properties fo:font-variant="normal" fo:text-transform="none" fo:color="#000000" style:font-name="Times New Roman"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P12" style:family="paragraph" style:parent-style-name="Text_20_body">
      <style:paragraph-properties style:text-autospace="none"/>
    </style:style>
    <style:style style:name="P13" style:family="paragraph" style:parent-style-name="Text_20_body">
      <style:paragraph-properties style:text-autospace="none"/>
      <style:text-properties style:font-name="Times New Roman" fo:font-size="12pt" style:font-size-asian="12pt" style:font-size-complex="12pt"/>
    </style:style>
    <style:style style:name="P14" style:family="paragraph" style:parent-style-name="Standard">
      <style:paragraph-properties style:text-autospace="none"/>
      <style:text-properties fo:color="#000000" style:font-name="Times New Roman2" fo:font-size="13pt" fo:font-style="italic" style:text-underline-style="none"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5" style:family="paragraph" style:parent-style-name="Standard">
      <style:paragraph-properties style:text-autospace="none"/>
      <style:text-properties fo:color="#000000" style:font-name="Times New Roman2" fo:font-size="13pt"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6" style:family="paragraph" style:parent-style-name="Standard">
      <style:paragraph-properties style:text-autospace="none"/>
      <style:text-properties fo:font-variant="normal" fo:text-transform="none" fo:color="#222222"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P17" style:family="paragraph" style:parent-style-name="Text_20_body">
      <style:paragraph-properties style:text-autospace="none"/>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54595d" style:font-name="sans-serif" fo:letter-spacing="normal"/>
    </style:style>
    <style:style style:name="T3" style:family="text">
      <style:text-properties fo:font-variant="normal" fo:text-transform="none" fo:color="#54595d" style:font-name="Times New Roman1" fo:letter-spacing="normal"/>
    </style:style>
    <style:style style:name="T4" style:family="text">
      <style:text-properties fo:font-variant="normal" fo:text-transform="none" fo:color="#54595d" style:font-name="Times New Roman1" fo:font-size="13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5" style:family="text">
      <style:text-properties fo:font-variant="normal" fo:text-transform="none" fo:color="#54595d" fo:letter-spacing="normal"/>
    </style:style>
    <style:style style:name="T6" style:family="text">
      <style:text-properties fo:font-variant="normal" fo:text-transform="none" fo:color="#54595d" fo:letter-spacing="normal" style:font-name-asian="Times New Roman2" style:font-name-complex="Times New Roman2"/>
    </style:style>
    <style:style style:name="T7" style:family="text">
      <style:text-properties fo:font-variant="normal" fo:text-transform="none" fo:color="#222222" fo:letter-spacing="normal" style:font-name-asian="Times New Roman2" style:font-name-complex="Times New Roman2"/>
    </style:style>
    <style:style style:name="T8" style:family="text">
      <style:text-properties fo:font-variant="normal" fo:text-transform="none" fo:color="#222222" fo:letter-spacing="normal" style:text-underline-style="solid" style:text-underline-width="auto" style:text-underline-color="font-color" fo:font-weight="bold" style:font-name-asian="Times New Roman2" style:font-weight-asian="bold" style:font-name-complex="Times New Roman2" style:font-weight-complex="bold"/>
    </style:style>
    <style:style style:name="T9" style:family="text">
      <style:text-properties fo:font-variant="normal" fo:text-transform="none" fo:color="#222222" fo:letter-spacing="normal" fo:font-weight="bold" style:font-name-asian="Times New Roman2" style:font-weight-asian="bold" style:font-name-complex="Times New Roman2" style:font-weight-complex="bold"/>
    </style:style>
    <style:style style:name="T10" style:family="text">
      <style:text-properties fo:font-variant="normal" fo:text-transform="none" fo:color="#000000" style:font-name="Segoe UI" fo:font-size="10pt" fo:letter-spacing="normal" fo:font-style="italic" fo:font-weight="normal" style:font-name-asian="Times New Roman2" style:font-size-asian="13pt" style:font-style-asian="italic" style:font-weight-asian="normal" style:font-name-complex="Times New Roman2" style:font-size-complex="13pt" style:font-style-complex="italic" style:font-weight-complex="normal"/>
    </style:style>
    <style:style style:name="T11" style:family="text">
      <style:text-properties fo:font-variant="normal" fo:text-transform="none" fo:color="#000000" style:font-name="Times New Roman" fo:font-size="12pt" fo:letter-spacing="normal" fo:font-style="italic" fo:font-weight="normal" style:font-name-asian="Times New Roman2" style:font-size-asian="12pt" style:font-style-asian="italic" style:font-weight-asian="normal" style:font-name-complex="Times New Roman2" style:font-size-complex="12pt" style:font-style-complex="italic" style:font-weight-complex="normal"/>
    </style:style>
    <style:style style:name="T12" style:family="text">
      <style:text-properties fo:font-variant="normal" fo:text-transform="none" fo:color="#000000" fo:letter-spacing="normal" fo:font-style="italic" fo:font-weight="normal" style:font-name-asian="Times New Roman2" style:font-style-asian="italic" style:font-weight-asian="normal" style:font-name-complex="Times New Roman2" style:font-style-complex="italic" style:font-weight-complex="normal"/>
    </style:style>
    <style:style style:name="T1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diul actual al cercetării</text:p>
      <text:p text:style-name="P1"/>
      <text:p text:style-name="P1"/>
      <text:p text:style-name="P1"><text:tab/>Tehnologia se regaseste peste tot in viata de zi cu zi . Smartphone-uri, tablete și calculatoare - într-adevăr, nu putem funcționa fără ele. Într-o perioadă foarte scurtă de timp, tehnologia a explodat pe piață, iar acum mulți oameni nu își pot imagina o viață fără ea.</text:p>
      <text:p text:style-name="P1"><text:tab/>Importanța tehnologiei vizează confortul utilizării în orice formă.Cu cât lumea se mișcă mai repede, cu atât mai multe caracteristici sunt oferite. Laptopul devine mai subțire și mai mic. Ea devine mai compactă în fiecare an și oferă mai multe capabilități și performanțe de top. Ar trebui să încarce o mulțime de functionalitati într-o formă mai concisă.Oamenii nu ar trebui să ia timp să se gândească la ce ar trebui să aducă o prezentare de vânzări în statul sudic, deoarece totul este deja "depus" în laptop.Tindem întotdeauna să facem un pas înainte. Tehnologia poate ajuta nu doar în prezent, ci și apropierea de viitor.</text:p>
      <text:p text:style-name="P1"><text:tab/>Sistemul realizat in lucrarea de licenta este prezentat in acest capitol din perspectiva tehnologiilor si instrumentelor software folosite:</text:p>
      <text:p text:style-name="P1"/>
      <text:p text:style-name="P1"><text:tab/><text:span text:style-name="T1">Java</text:span></text:p>
      <text:p text:style-name="P2"/>
      <text:p text:style-name="P1"><text:tab/>Java este un limbaj de programare conceput special pentru a avea cât mai puține dependențe de implementare si cu obiectiv general care este concurent, bazat pe clasă, orientat pe obiecte. Se intenționează să se permită dezvoltatorilor de aplicații să "scrie o dată, să ruleze oriunde" (WORA), ceea ce înseamnă că codul Java compilat poate rula pe toate platformele care suportă Java fără a fi nevoie de recompilare. Aplicațiile Java sunt în mod obișnuit compilate la octeți care pot rula pe orice mașină virtuală Java (JVM), indiferent de arhitectura calculatorului. Din anul 2016, Java este una dintre cele mai populare limbi de programare în uz, în special pentru aplicațiile web client-server, cu un raportor de peste 9 milioane de progrmatori. Java a fost inițial dezvoltată de James Gosling la Sun Microsystems (care a fost achiziționată de Oracle Corporation) și lansată în 1995 ca o componentă de bază a platformei Java a Sun Microsystems. Limba derivă mult din sintaxa sa din C și C ++, dar are mai puține facilități de nivel scăzut.</text:p>
      <text:p text:style-name="P1"/>
      <text:p text:style-name="P1">Dezvoltarea originală și Dezvoltarea referințelor compilatoare Java, mașini virtuale și biblioteci de clasă au fost inițial lansate de Sun în baza licențelor de proprietate. Începând cu luna mai 2007, în conformitate cu specificațiile Procesului comunitar Java, Sun a relizat majoritatea tehnologiilor sale Java în baza Licenței Publice Generale GNU. Alții au dezvoltat, de asemenea, implementări alternative ale acestor tehnologii Sun, precum compilatorul GNU pentru Java (compilator bytecode), GNU Classpath (biblioteci standard) și IcedTea-Web (plugin browser pentru aplicații).</text:p>
      <text:p text:style-name="P1"/>
      <text:p text:style-name="P1">Ultima versiune este Java 10, lansată pe 20 martie 2018, după doar șase luni de la lansarea Java 9, în conformitate cu noul program de lansare. Java 8 este în continuare acceptat, însă nu vor mai exista actualizări de securitate pentru Java 9. Versiunile mai vechi decât Java 8 sunt acceptate de companii pe bază comercială; de exemplu. de către Oracle la Java 6 în octombrie 2017 (în timp ce ei încă "vă recomandă să dezinstalați" pre-Java 8 de pe cel puțin computerele Windows).</text:p>
      <text:p text:style-name="P1"/>
      <text:p text:style-name="P1"><text:soft-page-break/><text:tab/></text:p>
      <text:p text:style-name="P1"/>
      <text:p text:style-name="P1"/>
      <text:p text:style-name="P1"><text:tab/>Principii</text:p>
      <text:p text:style-name="P1"/>
      <text:p text:style-name="P1">Existau cinci obiective principale în crearea limbajului Java:</text:p>
      <text:p text:style-name="P1"><text:tab/>Trebuie să fie "simplu, orientat spre obiecte și familiar".</text:p>
      <text:p text:style-name="P1"><text:tab/>Trebuie să fie "robustă și sigură".</text:p>
      <text:p text:style-name="P1"><text:tab/>Trebuie să fie "neutră din punct de vedere al arhitecturii și portabilă".</text:p>
      <text:p text:style-name="P1"><text:tab/>Trebuie executat cu "performanță ridicată".</text:p>
      <text:p text:style-name="P1"><text:tab/>Trebuie să fie "interpretat, filetat și dinamic".</text:p>
      <text:p text:style-name="P1"/>
      <text:p text:style-name="P1"><text:tab/>Istorie</text:p>
      <text:p text:style-name="P1"/>
      <text:p text:style-name="P1"><text:tab/>James Gosling, Mike Sheridan și Patrick Naughton au inițiat proiectul de limbă Java în iunie 1991. <text:s/>Java a fost inițial conceput pentru televiziune interactivă, dar a fost prea avansat pentru industria de televiziune prin cablu digital la acea vreme . Limbajul a fost inițial numit stejar după un stejar care stătea în afara biroului lui Gosling. Ulterior, proiectul a fost numit Green și a fost în cele din urmă redenumit Java, din cafea Java. <text:s/>Gosling a proiectat Java cu o sintaxă în stil C / C ++ pe care programatorii de sistem și aplicații l-ar găsi familiarizați. </text:p>
      <text:p text:style-name="P1"/>
      <text:p text:style-name="P1">Sun Microsystems a lansat prima implementare publică ca Java 1.0 în 1996. <text:s/>Acesta a promis "Write Once, Run Anywhere" (WORA), oferind run-time fără costuri pe platformele populare. Destul de sigur și cu securitate configurabilă, a permis restricții de acces la rețea și fișiere. Navigatoarele web majore au incorporat curand abilitatea de a rula aplicatii Java in paginile web, iar Java a devenit rapid popular. Compilatorul Java 1.0 a fost re-scris în Java de către Arthur van Hoff pentru a se conforma strict cu specificația limbajului Java 1.0. <text:s/>Odată cu apariția Java 2 (lansată inițial ca J2SE 1.2 în decembrie 1998 - 1999), versiunile noi au avut configurații multiple pentru diferite tipuri de platforme. J2EE a inclus tehnologii și API-uri pentru aplicații de tip enterprise, rulând în mod obișnuit în medii de servere, în timp ce API-urile J2ME au fost optimizate pentru aplicații mobile. Versiunea desktop a fost redenumită J2SE. În 2006, în scopuri de marketing, Sun a redenumit noile versiuni J2 ca Java EE, Java ME și Java SE, respectiv.</text:p>
      <text:p text:style-name="P1"/>
      <text:p text:style-name="P1">În anul 1997, Sun Microsystems a abordat corpul de standarde ISO / IEC JTC 1 și mai târziu Ecma International pentru a formaliza Java, dar în curând s-a retras din proces. <text:s text:c="2"/>Java rămâne un standard de facto, controlat prin procesul comunitar Java. <text:s/>La un moment dat, Sun a realizat cele mai multe dintre implementările sale Java disponibile fără taxă, în ciuda statutului propriu de software. Sun a generat venituri din Java prin vânzarea de licențe pentru produse specializate, cum ar fi Java Enterprise System.</text:p>
      <text:p text:style-name="P1"/>
      <text:p text:style-name="P1">Pe 13 noiembrie 2006, Sun a lansat o mare parte a mașinii virtuale Java (JVM) ca software liber și cu sursă deschisă (FOSS), în conformitate cu termenii Licenței Publice Generale GNU (GNU). La 8 mai 2007, Sun a terminat procesul, făcând toate codurile de bază ale lui JVM disponibile în termeni liberi de software / termeni de distribuție deschisă, în afară de o mică parte a codului la care Sun nu deținea drepturile de autor.</text:p>
      <text:p text:style-name="P1"/>
      <text:p text:style-name="P1"><text:soft-page-break/>Vicepreședintele Sun, Rich Green, a declarat că rolul ideal al Soarelui în ceea ce privește Java a fost "un evanghelist" . În urma achiziționării de către Oracle Corporation a Sun Microsystems în perioada 2009-2010, Oracle sa descris ca fiind "administratorul tehnologiei Java cu un angajament neobosit de a promova o comunitate de participare și transparență" . Acest lucru nu a împiedicat Oracle să depună un proces împotriva Google la scurt timp după aceea pentru utilizarea Java în cadrul SDK-ului Android (vedeți secțiunea Google de mai jos). Software-ul Java rulează pe toate, de la laptopuri la centre de date, console de jocuri la supercomputere științifice. La 2 aprilie 2010, James Gosling a demisionat din Oracle. </text:p>
      <text:p text:style-name="P1">În ianuarie 2016, Oracle a anunțat că mediile Java runtime bazate pe JDK 9 vor întrerupe pluginul browserului. </text:p>
      <text:p text:style-name="P1"/>
      <text:p text:style-name="P1"><text:tab/>Gestionarea automată a memoriei</text:p>
      <text:p text:style-name="P1">Java utilizează un colector automat de gunoi pentru a gestiona memoria în ciclul de viață al obiectului. Programatorul determină când sunt create obiecte și timpul de rulare Java este responsabil pentru recuperarea memoriei odată ce obiectele nu mai sunt folosite. Odată ce nu există referințe la un obiect, memoria inaccesibilă devine eligibilă pentru a fi eliberată automat de colectorul de gunoi. Ceva similar cu o scurgere de memorie poate apărea în continuare dacă codul unui programator deține o referință la un obiect care nu mai este necesar, de obicei când obiectele care nu mai sunt necesare sunt stocate în recipiente care sunt încă în uz. Dacă se apelează metode pentru un obiect inexistent, se aruncă o "excepție de pointer nul".</text:p>
      <text:p text:style-name="P1"/>
      <text:p text:style-name="P1">Una dintre ideile din spatele modelului Java de gestionare automată a memoriei este că programatorii pot fi scutiți de sarcina de a trebui să efectueze gestionarea manuală a memoriei. În anumite limbaje de programare , memoria pentru crearea obiectelor este implicit alocată pe stivă sau alocată în mod explicit și decalocată din heap. În ultimul caz, responsabilitatea gestionării memoriei este a programatorului Dacă programul nu alocă un obiect, se produce o scurgere de memorie. Dacă programul încearcă să acceseze sau să aloce memoria care a fost deja dealocată, rezultatul este nedefinit și dificil de prezis, iar programul este probabil să devină instabil. Acest lucru poate fi remediat parțial prin utilizarea de indicatori inteligenți, dar acestea adaugă cheltuieli generale și complexitate. Rețineți că colectarea deșeurilor nu împiedică scurgeri de memorie "logice", adică acelea în care memoria este încă menționată, dar nu a fost utilizată niciodată.</text:p>
      <text:p text:style-name="P1"/>
      <text:p text:style-name="P1">Colectarea gunoiului se poate face în orice moment. Va apărea, in mod ideal atunci când un program este inactiv. Se garantează că va fi declanșată dacă nu există suficientă memorie liberă pentru a aloca un obiect nou; acest lucru poate provoca un moment de așteptare pentru un program. Administrarea explicită a memoriei nu este posibilă în Java.</text:p>
      <text:p text:style-name="P1"/>
      <text:p text:style-name="P1">Java nu acceptă lucrul cu pointeri ca in C / C ++, unde adresele obiectului și numerele nesemnate (de obicei numere întregi lungi) pot fi folosite interschimbabil. Acest lucru permite colectorului de gunoi să se mute obiectele menționate și asigură siguranța și securitatea tipului.</text:p>
      <text:p text:style-name="P1"/>
      <text:p text:style-name="P1">Ca și în C ++ și în limbi orientate pe obiecte, variabilele tipurilor de date primitive ale Java sunt stocate direct în câmpuri (pentru obiecte) sau în stivă (pentru metode), nu pe halde, așa cum este de obicei valabil pentru datele non-primitive tipuri <text:s/>Aceasta a fost o <text:soft-page-break/>decizie conștientă a designerilor din Java din motive de performanță.</text:p>
      <text:p text:style-name="P1"/>
      <text:p text:style-name="P1">Java conține mai multe tipuri de “garbage colector”. În mod prestabilit, HotSpot utilizează colectorul de gunoi paralel pentru îndepărtarea gunoiului. Cu toate acestea, există și câțiva colectori de gunoi care pot fi utilizați pentru a gestiona heapul. Pentru 90% din aplicațiile din Java, colectorul de gunoi Concurrent Mark-Sweep (CMS) este suficient. Oracle intenționează să înlocuiască CMS cu colectorul Garbage-First (G1).</text:p>
      <text:p text:style-name="P1"><text:tab/></text:p>
      <text:p text:style-name="P1">In lucrarea mea de licenta am folosit java deoarece este bazat pe clase si orientat pe obiecte, conceput special pentru a avea cât mai puține dependențe de implementare. pentru a prelucra datele preluate din java servler pages.</text:p>
      <text:p text:style-name="P1"/>
      <text:p text:style-name="P1"><text:tab/><text:a xlink:type="simple" xlink:href="https://en.wikipedia.org/wiki/Java_(programming_language" text:style-name="Internet_20_link" text:visited-style-name="Visited_20_Internet_20_Link">https://en.wikipedia.org/wiki/Java_(programming_language</text:a>)</text:p>
      <text:p text:style-name="P1"/>
      <text:p text:style-name="P1"><text:tab/><text:span text:style-name="T1">Apache Tomcat</text:span></text:p>
      <text:p text:style-name="P1"/>
      <text:p text:style-name="P1"><text:tab/>Apache Tomcat, denumit adesea Tomcat Server, este un open-source Java Servlet Container dezvoltat de Apache Software Foundation (ASF). Tomcat implementează mai multe specificații Java EE, inclusiv Java Servlet, Pagini JavaServer (JSP), Java EL și WebSocket și oferă un mediu de server HTTP "pur Java" în care poate rula cod Java.</text:p>
      <text:p text:style-name="P1"/>
      <text:p text:style-name="P1"><text:tab/>Apache Tomcat este format din :</text:p>
      <text:p text:style-name="P14"/>
      <text:p text:style-name="P1"><text:tab/><text:span text:style-name="T13">Catalina</text:span> este containerul de servlet al lui Tomcat. Catalina implementează specificațiile Sun Microsystems pentru servlet și Pagini JavaServer (JSP). În Tomcat, un element Realm reprezintă o "bază de date" cu nume de utilizator, parole și roluri (similare grupurilor Unix) atribuite acelor utilizatori. Implementările diferite ale Realm permit Catalina să fie integrată în medii în care astfel de informații de autentificare sunt deja create și întreținute și apoi să utilizeze aceste informații pentru a implementa Container Managed Security așa cum este descris în Specificația Servlet.</text:p>
      <text:p text:style-name="P1"/>
      <text:p text:style-name="P1"><text:tab/><text:span text:style-name="T13">Coyote</text:span> este o componentă Connector pentru Tomcat care acceptă protocolul HTTP 1.1 ca server web. Acest lucru îi permite lui Catalina, denumit în mod obișnuit un servlet Java sau un container JSP, să acționeze și ca un server web simplu care servește fișiere locale ca documente HTTP. </text:p>
      <text:p text:style-name="P1"/>
      <text:p text:style-name="P1"><text:tab/>Coyote asculta conexiunile de intrare la server de pe un port TCP specific și transmite cererea către Tomcat Engine pentru a procesa cererea și pentru a trimite un răspuns clientului solicitant. Un alt conector Coyote, Coyote JK, ascultă în mod similar, dar înaintează cererile sale către un alt server web, cum ar fi Apache, folosind protocolul JK. Aceasta oferă de obicei o performanță mai bună.</text:p>
      <text:p text:style-name="P1"/>
      <text:p text:style-name="P5"><text:span text:style-name="T6"><text:tab/></text:span><text:span text:style-name="T9">Jasper</text:span><text:span text:style-name="T7"> este motorul JSP al lui Tomcat. Jasper analizează fișierele JSP pentru a le compila în cod Java ca servlete (care pot fi gestionate de Catalina). În timpul execuției, Jasper detectează modificările aduse fișierelor JSP și le recompila.</text:span></text:p>
      <text:p text:style-name="P6"/>
      <text:p text:style-name="P6"><text:tab/>Începând cu versiunea 5, Tomcat utilizează Jasper 2, care este o implementare a specificației JSP 2.0 a Sun Microsystems. De la Jasper la Jasper 2, au fost adăugate <text:soft-page-break/>caracteristici importante:</text:p>
      <text:p text:style-name="P6"/>
      <text:p text:style-name="P6"><text:tab/><text:span text:style-name="T13">JSP de bibliotecă de etichete</text:span> - fiecare marcaj de tag în fișier JSP este manipulat de o clasă handler tag. Obiectele clasei de gestionare a etichetelor pot fi reunite și reutilizate în întregul servlet JSP.</text:p>
      <text:p text:style-name="P6">Compilația JSP de bază - În timp ce recompilați codul JSP modificat Java, versiunea mai veche este încă disponibilă pentru cererile de server. Servletul JSP mai vechi este șters după ce noul servlet JSP sa terminat fiind recompilat.</text:p>
      <text:p text:style-name="P6">Recompilați JSP atunci când sunt incluse schimbările paginii - Paginile pot fi inserate și incluse într-un JSP în timpul rulării. JSP nu va fi recompensat numai cu modificări ale fișierelor JSP, ci și cu modificările paginii incluse.</text:p>
      <text:p text:style-name="P6">JDT Java compiler - Jasper 2 poate folosi compilatorul Java Eclipse JDT (Java Development Tools) în loc de Ant și javac.</text:p>
      <text:p text:style-name="P6"/>
      <text:p text:style-name="P6"><text:tab/>Trei componente noi au fost adăugate cu lansarea lui Tomcat 7:</text:p>
      <text:p text:style-name="P6"/>
      <text:p text:style-name="P6"><text:tab/><text:span text:style-name="T13">Cluster</text:span></text:p>
      <text:p text:style-name="P6">Această componentă a fost adăugată pentru a gestiona aplicații mari. Este folosit pentru echilibrarea sarcinii care poate fi atins prin mai multe tehnici. Suportul pentru clustering necesită în prezent versiunea JDK 1.5 sau o versiune ulterioară.</text:p>
      <text:p text:style-name="P6"/>
      <text:p text:style-name="P6"><text:tab/><text:span text:style-name="T13">High availability</text:span></text:p>
      <text:p text:style-name="P6">A fost adăugată o funcție de disponibilitate pentru a facilita programarea actualizărilor de sistem (de exemplu, lansări noi, cereri de modificare) fără a afecta mediul live. Aceasta se face prin trimiterea cererilor de trafic live către un server temporar pe un port diferit, în timp ce serverul principal este modernizat pe portul principal. Este foarte util în tratarea solicitărilor utilizatorilor pe aplicații web de mare trafic.</text:p>
      <text:p text:style-name="P6"/>
      <text:p text:style-name="P6"><text:tab/><text:span text:style-name="T13">Web application</text:span></text:p>
      <text:p text:style-name="P6">De asemenea, a adăugat o îmbunătățire a aplicațiilor web bazate pe utilizator și pe sistem, pentru a adăuga suport pentru implementare în varietatea de medii. De asemenea, încearcă să gestioneze sesiunile, precum și aplicațiile din rețea.</text:p>
      <text:p text:style-name="P6"/>
      <text:p text:style-name="P5"><text:span text:style-name="T7"><text:tab/></text:span><text:span text:style-name="T8">Istorie</text:span></text:p>
      <text:p text:style-name="P6">Sub conducerea lui James Duncan Davidson, arhitect de software la Sun Microsystems tomcat a început să funcționeze ca referință de servlet. El a ajutat mai târziu să facă proiectul open source și a jucat un rol-cheie în donarea sa de către Sun Microsystems către Fundația Software Apache. Instrumentul de automatizare a software-ului Apache Ant a fost dezvoltat ca un efect secundar al creării Tomcat ca proiect open source.</text:p>
      <text:p text:style-name="P6"/>
      <text:p text:style-name="P6">Davidson sperase inițial că proiectul va deveni deschis și din moment ce multe proiecte open source au asociat cărțile lui O'Reilly cu un animal pe copertă, el dorea să numească proiectul după un animal. El a venit cu Tomcat, deoarece a motivat că animalul reprezintă ceva care ar putea să se descurce singur. Deși tomcat era deja folosit pentru un alt titlu O'Reilly, dorința lui de a vedea o acoperire de animale a devenit în cele din urmă adevărată atunci când O'Reilly a publicat cartea Tomcat cu un leopard de zăpadă pe copertă în 2003.</text:p>
      <text:p text:style-name="P6"/>
      <text:p text:style-name="P6">In cadrul aplicatiei , Apache tomcat este folosit pentru a creea un server web care ruleaza <text:s/><text:soft-page-break/>JSP-urile dezvoltate in cadrul aplicatiei create.</text:p>
      <text:p text:style-name="P6"/>
      <text:p text:style-name="P6"><text:tab/>https://en.wikipedia.org/wiki/Apache_Tomcat</text:p>
      <text:p text:style-name="P6"/>
      <text:p text:style-name="P7"><text:s/><text:tab/></text:p>
      <text:p text:style-name="P7"><text:tab/>Java Server Page</text:p>
      <text:p text:style-name="P7"><text:tab/></text:p>
      <text:p text:style-name="P1"><text:span text:style-name="T2"><text:tab/></text:span><text:span text:style-name="T3">Paginile Java Server (JSP) sunt o tehnologie care ajută dezvoltatorii să genereze dinamic pagini Web, bazate pe HTML, XML sau alte tipuri de documente. Lansat în 1999 de către Sun Microsystems, <text:s/>JSP este similar cu PHP și ASP, dar utilizează limbajul de programare Java.</text:span></text:p>
      <text:p text:style-name="P8"/>
      <text:p text:style-name="P8">Pentru a implementa și a executa Pagini JavaServer, este necesar un server web compatibil cu un container servlet, cum ar fi Apache Tomcat sau Jetty.</text:p>
      <text:p text:style-name="P8"/>
      <text:p text:style-name="P4"><text:span text:style-name="T5"><text:s text:c="2"/></text:span><text:span text:style-name="T4"><text:s/><text:tab/>Din punct de vedere arhitectural, JSP poate fi văzută ca o abstractizare la nivel înalt a servlets Java. JSP-urile sunt traduse în servleți la timpul de execuție, prin urmare JSP este servlet; fiecare servlet JSP este stocat în cache și reutilizat până la modificarea JSP-ului inițial.</text:span></text:p>
      <text:p text:style-name="P8"/>
      <text:p text:style-name="P8">JSP poate fi utilizat independent sau ca element de vizualizare a unui design server-side view-controller, în mod normal cu JavaBeans ca model și servlets Java (sau un cadru precum Apache Struts) ca controler. Acesta este un tip de arhitectură model 2.</text:p>
      <text:p text:style-name="P8"/>
      <text:p text:style-name="P8"><text:s/>Avantajul JSP e ca permite codului Java și anumit\or acțiuni predefinite să fie intercalate cu conținut de marcare statică web, cum ar fi HTML. Pagina rezultată este compilată și executată pe server pentru a trimite un document. Paginile compilate, precum și orice biblioteci Java dependente, conțin Java bytecode, mai degrabă decât codul mașinii. Ca oricare alt program Java, acestea trebuie executate în cadrul unei mașini virtuale Java (JVM) care interacționează cu sistemul de operare al serverului pentru a oferi un mediu abstract, neutru pentru platformă.</text:p>
      <text:p text:style-name="P8"/>
      <text:p text:style-name="P8"><text:tab/>Principala utilitate a JSP-urilor este aceea de a furniza documente HTML și XML, dar prin utilizarea OutputStream, pot genera și alte tipuri de date. <text:s/></text:p>
      <text:p text:style-name="P8"/>
      <text:p text:style-name="P8"/>
      <text:p text:style-name="P8">Containerul Web creează obiecte implicite JSP cum ar fi cererea, răspunsul, sesiunea, aplicația, config, pagina, paginaContext, out și excepție. JSP Engine creează aceste obiecte în timpul fazei de traducere.</text:p>
      <text:p text:style-name="P8"/>
      <text:p text:style-name="P8"><text:tab/>In cadrul lucrarii Java Server Pages sunt folosite pentru dezvoltarea de pagini Web generate dinamic, bazate pe cod HTML, rulate pe serverul Apache Tomcat.</text:p>
      <text:p text:style-name="P4"><text:a xlink:type="simple" xlink:href="https://en.wikipedia.org/wiki/JavaServer_Pages" text:style-name="Internet_20_link" text:visited-style-name="Visited_20_Internet_20_Link"><text:span text:style-name="T4"/></text:a></text:p>
      <text:p text:style-name="P4"><text:span text:style-name="T4"><text:tab/></text:span><text:a xlink:type="simple" xlink:href="https://en.wikipedia.org/wiki/JavaServer_Pages" text:style-name="Internet_20_link" text:visited-style-name="Visited_20_Internet_20_Link">https://en.wikipedia.org/wiki/JavaServer_Pages</text:a></text:p>
      <text:p text:style-name="P8"/>
      <text:p text:style-name="P8"/>
      <text:p text:style-name="P8"/>
      <text:p text:style-name="P8"/>
      <text:p text:style-name="P8"><text:soft-page-break/></text:p>
      <text:p text:style-name="P8"><text:tab/>Java servlet</text:p>
      <text:p text:style-name="P8"><text:tab/><text:tab/></text:p>
      <text:p text:style-name="P8"><text:tab/>Un servlet Java este un program Java care extinde capabilitățile unui server. Deși servlet-urile pot răspunde oricăror tipuri de cereri, acestea implementează cel mai frecvent aplicații găzduite pe servere Web. Astfel de servlet-uri web sunt omologul Java față de alte tehnologii dinamice de conținut web, cum ar fi PHP și ASP.NET.</text:p>
      <text:p text:style-name="P8"/>
      <text:p text:style-name="P8"><text:tab/>Un servlet Java procesează sau stochează o clasă Java în Java EE conformă cu Java Servlet API, un standard pentru implementarea claselor Java care răspund la solicitări. Servlet-urile ar putea, în principiu, să comunice pe orice protocol client-server, dar acestea sunt cel mai adesea folosite cu HTTP. Astfel, servletul este adesea folosit ca stenogramă pentru "servletul HTTP". Astfel, un dezvoltator de software poate folosi un servlet pentru a adăuga conținut dinamic unui server web utilizând platforma Java. Conținutul generat este de obicei HTML, dar poate fi și alte date, cum ar fi XML. Servlet-urile pot menține statul în variabilele de sesiune în mai multe tranzacții ale serverului, utilizând cookie-uri HTTP sau rescrierea URL-urilor.</text:p>
      <text:p text:style-name="P8"/>
      <text:p text:style-name="P8">API-ul Java servlet Java a fost, într-o oarecare măsură, înlocuit de două tehnologii Java standard pentru servicii web:</text:p>
      <text:p text:style-name="P8"/>
      <text:p text:style-name="P8">API-ul Java pentru servicii Web RESTful (JAX-RS 2.0) util pentru serviciile AJAX, JSON și REST și</text:p>
      <text:p text:style-name="P8">API-ul Java pentru serviciile Web XML (JAX-WS) util pentru SOAP Web Services.</text:p>
      <text:p text:style-name="P8">Pentru a implementa și rula un servlet, trebuie folosit un container web. Un container web (cunoscut și ca un container de servlet) este în esență componenta unui server web care interacționează cu servlet-urile. Containerul web este responsabil pentru gestionarea ciclului de viață al servleturilor, maparea unei adrese URL la un anumit servlet și asigurarea că solicitantul de adrese URL are drepturile de acces corecte.</text:p>
      <text:p text:style-name="P8"/>
      <text:p text:style-name="P8">API-ul Servlet, conținut în ierarhia javax.servlet a pachetului Java, definește interacțiunile așteptate ale containerului web și ale unui servlet.</text:p>
      <text:p text:style-name="P8"/>
      <text:p text:style-name="P4"><text:span text:style-name="T4">Un servlet este un obiect care primește o solicitare și generează un răspuns bazat pe această solicitare. Pachetul de bază Servlet definește obiectele Java pentru a reprezenta cererile și răspunsurile servletului, precum și obiectele care reflectă parametrii de configurare ai servletului și mediul de execuție. Pachetul javax.servlet.http definește subclasele specifice HTTP ale elementelor servlet generice, inclusiv obiectele de gestionare a sesiunii care urmăresc mai multe solicitări și răspunsuri între serverul web și un client. </text:span><text:span text:style-name="T4">Servlet-urile pot fi ambalate într-un fișier WAR ca o aplicație web.</text:span></text:p>
      <text:p text:style-name="P8"/>
      <text:p text:style-name="P8">Servleturile pot fi generate automat din Pagini JavaServer (JSP) de către compilatorul de Pagini JavaServer. Diferența dintre servlets și JSP este că servlet-urile încorporează de obicei cod HTML în interiorul codului Java, în timp ce JSP-urile încorporează codul Java în HTML. În timp ce utilizarea directă a servleturilor pentru a genera HTML (așa cum se arată în exemplul de mai jos) a devenit rară, cadrul web MVC de nivel superior din Java EE (JSF) utilizează în mod explicit tehnologia Servlet pentru manipularea solicitării / răspunsului la nivel scăzut prin FacesServlet . O utilizare oarecum mai veche este să <text:soft-page-break/>folosiți servlets împreună cu JSP într-un model denumit "Model 2", care este o aromă a controlerului de model-vedere.</text:p>
      <text:p text:style-name="P8"/>
      <text:p text:style-name="P8">Versiunea curentă a lui Servlet este 4.0.</text:p>
      <text:p text:style-name="P8"/>
      <text:p text:style-name="P8">Istoricul</text:p>
      <text:p text:style-name="P8">Specificația Servlet1 a fost creată de Pavni Diwanji în timp ce lucra la Sun Microsystems, versiunea 1.0 fiind finalizată în iunie 1997. Începând cu versiunea 2.2, specificația a fost dezvoltată în cadrul procesului Java Community Process. Începând cu data de 9 iunie 2015, versiunea curentă a specificației Servlet este 3.1.</text:p>
      <text:p text:style-name="P8"/>
      <text:p text:style-name="P8">În blogul său de pe java.net, veteranul Sun și GlassFish îl conduc pe Jim Driscoll în detalii despre istoria tehnologiei servlet. James Gosling sa gândit mai întâi la servlets în primele zile ale Java, însă conceptul nu a devenit un produs până când Sun a livrat produsul Java Web Server. Acest lucru a fost înainte de ceea ce este acum platforma Java, Enterprise Edition a fost făcut într-o specificație.</text:p>
      <text:p text:style-name="P8"/>
      <text:p text:style-name="P8"><text:tab/>Rolul servert-urilor in aplicatie sunt acelea de a prelua datele din paginile JSP si de a utiliza functionalitatile aplicatiei.</text:p>
      <text:p text:style-name="P8"/>
      <text:p text:style-name="P4"><text:span text:style-name="T4"><text:tab/></text:span><text:a xlink:type="simple" xlink:href="https://en.wikipedia.org/wiki/Java_servlet" text:style-name="Internet_20_link" text:visited-style-name="Visited_20_Internet_20_Link">https://en.wikipedia.org/wiki/Java_servlet</text:a></text:p>
      <text:p text:style-name="P8"/>
      <text:p text:style-name="P8"><text:tab/></text:p>
      <text:p text:style-name="P8"><text:tab/>Oracle Database </text:p>
      <text:p text:style-name="P8"/>
      <text:p text:style-name="P8"><text:tab/>Oracle Database (denumită în mod obișnuit Oracle RDBMS sau pur și simplu ca Oracle) este un sistem multi-model de gestionare a bazelor de date produs și comercializat de Oracle Corporation.</text:p>
      <text:p text:style-name="P8"/>
      <text:p text:style-name="P8">Este cea mai populară bază de date din lume pentru procesarea procesării online a tranzacțiilor (OLTP), pentru depozitarea datelor (DW) și a amestecurilor (OLTP &amp; DW) bazate pe bazele de date ale bazei de date. Cea mai recentă generație, Oracle Database 12c Release 2 (denumită în mod obișnuit 12.2), este disponibilă on-prem, Cloud sau într-un mediu hibrid Cloud. 12.2 pot fi de asemenea implementate pe sistemele Oracle Engineered Systems (de ex. Exadata) pe platforma Cloud sau Cloud (privat) Oracle (ex. Cloud Exadata la client). La Openworld 2017 din San Francisco, președintele executiv al Consiliului și CTO, Larry Ellison a anunțat următoarea generație de baze de date, Oracle Database Autonomous.</text:p>
      <text:p text:style-name="P8"><text:tab/></text:p>
      <text:p text:style-name="P8"><text:tab/>Istorie</text:p>
      <text:p text:style-name="P8">Larry Ellison și cei doi prieteni și foști colaboratori ai acestuia, Bob Miner și Ed Oates, au început în 1977 o consultanță numită Software Development Laboratories (SDL). SDL a dezvoltat versiunea originală a software-ului Oracle. Numele Oracle provine din codul-nume al unui proiect finanțat de CIA pe care Ellison la lucrat în timp ce era angajat anterior de Ampex.</text:p>
      <text:p text:style-name="P8"/>
      <text:p text:style-name="P8"><text:tab/>Baza de date</text:p>
      <text:p text:style-name="P8">Începând cu anul 2017, cea mai recentă versiune Oracle Database (12.2.0.1) vine în trei <text:soft-page-break/>ediții pentru implementări locale:</text:p>
      <text:p text:style-name="P8"/>
      <text:p text:style-name="P8"><text:tab/>Oracle Database Enterprise Edition (EE): oferă scalabilitate și fiabilitate de vârf din industrie atât în ​​configurații în grupuri, cât și în configurații unice și nu impune nici o limitare a resurselor server disponibile în baza de date.</text:p>
      <text:p text:style-name="P8">Oracle Database Standard Edition 2 (SE2): destinat pentru implementări de dimensiuni mici și mijlocii, SE2 include Real Clusters Application și poate fi implementat pe servere sau clustere cu maxim 2 socluri total și limitat să utilizeze maximum 16 fire concurente de utilizator . SE2 utilizează aceeași bază de cod ca EE și, prin urmare, compatibilă în sus și ușor de făcut upgrade la EE.</text:p>
      <text:p text:style-name="P8">Oracle Database Personal Edition (PE): O licență de dezvoltare și implementare pentru un singur utilizator, care permite utilizarea tuturor caracteristicilor bazei de date. PE este compatibil în sus cu SE2 și EE.</text:p>
      <text:p text:style-name="P8">Oracle Corporation oferă de asemenea următoarea ediție:</text:p>
      <text:p text:style-name="P8"/>
      <text:p text:style-name="P8">Oracle Database Express Edition (XE), o versiune entry-level gratuită a Oracle Database disponibilă pentru platformele Windows și Linux limitată la utilizarea unui singur CPU, până la 1 GB de memorie RAM și stocarea a până la 11 GB de date de utilizator. Acesta oferă un subset de funcționalități SE2 (lipsă de caracteristici precum Java Virtual Machine, backup și recuperare gestionate și disponibilitate ridicată), este susținut de comunitate și are propriile condiții de licență. XE a fost introdus pentru prima dată în 2005 cu Oracle Database 10g Release 2, cu o limitare la maxim 4 GB de date de utilizator. XE pentru Oracle Database 11g a fost lansat pe data de 24 septembrie 2011 și a mărit capacitatea datelor de utilizator la 11 GB.</text:p>
      <text:p text:style-name="P8">Până la (și inclusiv) versiunea Oracle Database 12c 12.1.0.1, Oracle a oferit și următoarele:</text:p>
      <text:p text:style-name="P8"/>
      <text:p text:style-name="P8">Oracle Database Standard Edition (SE) pentru servere single sau cluster cu o capacitate maximă de 4 prize CPU. Acesta a fost în mare măsură același ca actuala ediție SE2 și a inclus Real Application Clusters pentru utilizarea pe clustere de servere cu un maxim de 4 prize CPU.</text:p>
      <text:p text:style-name="P8">Oracle Standard Edition One (SE1) a fost introdus pentru prima dată cu Oracle Database 10g. Acesta oferă aceleași caracteristici ca SE și a fost licențiat pentru a rula pe servere unice, cu maximum 2 prize de procesor.</text:p>
      <text:p text:style-name="P8">Oracle Corporation a întrerupt SE și SE1 cu versiunea 12.1.0.2 și a încetat să mai ofere noi licențe pentru aceste ediții la data de 1 decembrie 2015.</text:p>
      <text:p text:style-name="P8"/>
      <text:p text:style-name="P8">Platforme acceptate</text:p>
      <text:p text:style-name="P8">Oracle Database 12c este compatibil cu următoarele combinații OS și arhitectură:</text:p>
      <text:p text:style-name="P8"/>
      <text:p text:style-name="P8">Linux pe x86-64 (sunt acceptate numai distribuțiile Red Hat Enterprise Linux, distribuțiile Oracle Linux și SUSE )</text:p>
      <text:p text:style-name="P8">Microsoft Windows pe x86-64</text:p>
      <text:p text:style-name="P8">Oracle Solaris pe SPARC și x86-64</text:p>
      <text:p text:style-name="P8">IBM AIX pe sistemele POWER</text:p>
      <text:p text:style-name="P8">IBM Linux pe sisteme</text:p>
      <text:p text:style-name="P8">HP-UX pe Itanium</text:p>
      <text:p text:style-name="P8">În 2008, Oracle Corporation a anunțat disponibilitatea mașinii de bază de date Oracle <text:soft-page-break/>Exadata (V1), prima generație de Systems Engineered special concepute pentru sarcini de lucru Oracle Database.</text:p>
      <text:p text:style-name="P8"/>
      <text:p text:style-name="P8">În 2011, Oracle Corporation a anunțat disponibilitatea aplicației Oracle Database Appliance, un server de bază de date clusterat, pre-construit, pre-setat și disponibil, construit folosind două servere SunFire X86 și un sistem de stocare direct atașat.</text:p>
      <text:p text:style-name="P8"/>
      <text:p text:style-name="P8">Unele baze de date Oracle Enterprise Edition care rulează pe anumite echipamente hardware furnizate de Oracle pot utiliza compresie hibridă pentru coloane pentru o stocare mai eficientă.</text:p>
      <text:p text:style-name="P8"><text:tab/></text:p>
      <text:p text:style-name="P8"><text:tab/>Am utilizat baza de date Oracle deoarece suporta gestionarea descentralizată a datelor si presupune relații implicite între date.</text:p>
      <text:p text:style-name="P8"/>
      <text:p text:style-name="P4"><text:span text:style-name="T4"><text:tab/></text:span><text:a xlink:type="simple" xlink:href="https://en.wikipedia.org/wiki/Oracle_Database" text:style-name="Internet_20_link" text:visited-style-name="Visited_20_Internet_20_Link">https://en.wikipedia.org/wiki/Oracle_Database</text:a></text:p>
      <text:p text:style-name="P8"/>
      <text:p text:style-name="P8"><text:tab/>JDBC</text:p>
      <text:p text:style-name="P8"/>
      <text:p text:style-name="P8"><text:tab/>Conectivitatea bazei de date Java (JDBC) este o interfață de programare a aplicațiilor (API) pentru limbajul de programare Java, care definește modul în care un client poate accesa o bază de date. Este o tehnologie de acces la date bazată pe Java utilizată pentru conectivitatea bazei de date Java. Face parte din platforma Java Standard Edition, de la Oracle Corporation. Oferă metode de interogare și actualizare a datelor într-o bază de date și este orientată spre baze de date relaționale. O punte JDBC-ODBC permite conectarea la orice sursă de date accesibilă cu ODBC în mediul gazdă al mașinii virtuale Java (JVM).</text:p>
      <text:p text:style-name="P8"/>
      <text:p text:style-name="P8"><text:tab/>Istorie și implementare</text:p>
      <text:p text:style-name="P8">Sun Microsystems a lansat JDBC ca parte a Kitului de Dezvoltare Java (JDK) 1.1 pe data de 19 februarie 1997. De atunci a facut parte din Platforma Java, Standard Edition (Java SE).</text:p>
      <text:p text:style-name="P8"/>
      <text:p text:style-name="P8">Clasele JDBC sunt cuprinse în pachetul Java java.sql și javax.sql.</text:p>
      <text:p text:style-name="P8"/>
      <text:p text:style-name="P8">Începând cu versiunea 3.1, JDBC a fost dezvoltat în cadrul Procesului comunitar Java. JSR 54 specifică JDBC 3.0 (inclus în J2SE 1.4), JSR 114 specifică adaosurile JDBC Rowset și JSR 221 este specificația JDBC 4.0 (inclusă în Java SE 6).</text:p>
      <text:p text:style-name="P8"/>
      <text:p text:style-name="P8">JDBC 4.1, este specificată de o versiune de întreținere 1 a JSR 221 și este inclusă în Java SE 7.</text:p>
      <text:p text:style-name="P8"/>
      <text:p text:style-name="P4"><text:span text:style-name="T4">JDBC 4.2, este specificată de o versiune de întreținere 2 a JSR 221 și este inclusă în Java </text:span><text:span text:style-name="T4">SE 8.</text:span></text:p>
      <text:p text:style-name="P8"/>
      <text:p text:style-name="P8">Ultima versiune, JDBC 4.3, este specificată de o versiune de întreținere 3 a JSR 221 și este inclusă în Java SE 9.</text:p>
      <text:p text:style-name="P8"/>
      <text:p text:style-name="P8">Funcționalitate</text:p>
      <text:p text:style-name="P8"><text:soft-page-break/>JDBC permite ca mai multe implementări să existe și să fie utilizate de aceeași aplicație. API oferă un mecanism pentru încărcarea dinamică a pachetelor corecte Java și înregistrarea acestora în JDBC Driver Manager. Managerul de drivere este folosit ca o fabrică de conexiuni pentru crearea conexiunilor JDBC.</text:p>
      <text:p text:style-name="P8"/>
      <text:p text:style-name="P8">Conexiunile JDBC acceptă crearea și executarea declarațiilor. Acestea pot fi instrucțiuni de actualizare, cum ar fi SQL CREATE, INSERT, UPDATE și DELETE, sau pot fi instrucțiuni de interogare, cum ar fi SELECT. În plus, procedurile stocate pot fi invocate printr-o conexiune JDBC. JDBC reprezintă instrucțiuni utilizând una din următoarele clase:</text:p>
      <text:p text:style-name="P8"/>
      <text:p text:style-name="P8">Instrucțiune - instrucțiunea este trimisă la serverul de bază de date de fiecare dată.</text:p>
      <text:p text:style-name="P8">PreparedStatement - instruciunea este stocată în memoria cache și apoi calea de execuție este predeterminată pe serverul de baze de date, permițându-i să fie executată de mai multe ori într-o manieră eficientă.</text:p>
      <text:p text:style-name="P8">CallableStatement - folosit pentru executarea procedurilor stocate în baza de date.</text:p>
      <text:p text:style-name="P8">Instrucțiunile de actualizare precum INSERT, UPDATE și DELETE returnează un număr de actualizări care indică câte rânduri au fost afectate în baza de date. Aceste declarații nu returnează nicio altă informație.</text:p>
      <text:p text:style-name="P8"/>
      <text:p text:style-name="P8">Comenzile de interogare returnează un set de rezultate pentru rândul JDBC. Setul de rezultate rând este folosit pentru a trece peste setul de rezultate. Coloanele individuale dintr-un rând sunt preluate fie după nume, fie după numărul coloanei. Pot exista un număr de rânduri în setul de rezultate. Setul de rezultate rând are metadate care descriu numele coloanelor și tipurile acestora.</text:p>
      <text:p text:style-name="P8"/>
      <text:p text:style-name="P8">Există o extensie a API-ului JDBC de bază în javax.sql.</text:p>
      <text:p text:style-name="P8"/>
      <text:p text:style-name="P8">Conexiunile JDBC sunt adesea gestionate printr-un pool de conexiuni, mai degrabă decât obținute direct de la conducătorul auto.</text:p>
      <text:p text:style-name="P8"/>
      <text:p text:style-name="P8"><text:tab/>Utilitatea JDBC-ului se dovedeste prin stabilirea unei conexiuni facile intre partea java si cea de baze de date.</text:p>
      <text:p text:style-name="P8"/>
      <text:p text:style-name="P8"><text:tab/><text:a xlink:type="simple" xlink:href="https://en.wikipedia.org/wiki/Java_Database_Connectivity" text:style-name="Internet_20_link" text:visited-style-name="Visited_20_Internet_20_Link">https://en.wikipedia.org/wiki/Java_Database_Connectivity</text:a></text:p>
      <text:p text:style-name="P8"/>
      <text:p text:style-name="P8"><text:tab/></text:p>
      <text:p text:style-name="P8"/>
      <text:p text:style-name="P8"/>
      <text:p text:style-name="P8"/>
      <text:p text:style-name="P8"><text:tab/>HTML</text:p>
      <text:p text:style-name="P10"/>
      <text:p text:style-name="P12">Hypertext Markup Language (HTML) este limbajul standard pentru crearea de pagini web și aplicații web. Cu foi de stil cascadă (CSS) și JavaScript, acesta formează o triadă a tehnologiilor de piatră de temelie pentru World Wide Web.</text:p>
      <text:p text:style-name="P12"/>
      <text:p text:style-name="P12">Browserele Web primesc documente HTML de pe un server web sau de la un depozit local și fac documentele în pagini web multimedia. HTML descrie structura unei pagini web semantic și inițial incluse indicii pentru apariția documentului.</text:p>
      <text:p text:style-name="P12"><text:soft-page-break/></text:p>
      <text:p text:style-name="P12">Elementele HTML sunt blocurile de bază ale paginilor HTML. Cu constructe HTML, imaginile și alte obiecte, cum ar fi formularele interactive, pot fi încorporate în pagina rendered. HTML oferă un mijloc de a crea documente structurate prin desemnarea semanticii structurale pentru text, cum ar fi titluri, paragrafe, liste, linkuri, citate și alte elemente. Elementele HTML sunt delimitate prin etichete, scrise cu paranteze unghiulare. Etichete precum &lt;img /&gt; și &lt;input /&gt; introduc direct conținutul în pagină. Alte etichete, cum ar fi &lt;p&gt;, înconjoară și furnizează informații despre textul documentului și pot include și alte etichete ca subelemente. Browserele nu afișează etichetele HTML, ci le folosesc pentru a interpreta conținutul paginii.</text:p>
      <text:p text:style-name="P12"/>
      <text:p text:style-name="P12">HTML poate încorpora programe scrise într-o limbă de scripting, cum ar fi JavaScript, care afectează comportamentul și conținutul paginilor web. Includerea CSS definește aspectul și aspectul conținutului. Consorțiul World Wide Web (W3C), întreținător al standardelor HTML și CSS, a încurajat utilizarea CSS peste codul HTML prezentat explicit din 1997.</text:p>
      <text:p text:style-name="P12"/>
      <text:p text:style-name="P12"><text:tab/>Istorie</text:p>
      <text:p text:style-name="P12"/>
      <text:p text:style-name="P12">În 1980, fizicianul Tim Berners-Lee, contractant la CERN, a propus și a creat prototipul INQUIRE, un sistem pentru cercetătorii CERN de a folosi și de a distribui documente. În 1989, Berners-Lee a scris un memoriu propunând un sistem hipertext bazat pe Internet [6]. Berners-Lee a specificat HTML și a scris software-ul pentru browser și server la sfârșitul anului 1990. În acel an, inginerul de sisteme de date Berners-Lee și CERN Robert Cailliau a colaborat la o cerere comună de finanțare, dar proiectul nu a fost adoptat oficial de CERN. În notele sale personale [7] din 1990 el a enumerat [8] "unele din multele domenii în care este folosit hipertextul" și a pus o enciclopedie în primul rând.</text:p>
      <text:p text:style-name="P12"/>
      <text:p text:style-name="P12">Prima descriere a HTML a fost un document intitulat "Etichete HTML", mentionat pe Internet de Tim Berners-Lee la sfarsitul anului 1991. [9] [10] Descrie 18 elemente care cuprind designul inițial relativ simplu al HTML. Cu excepția etichetei de hyperlink, acestea au fost puternic influențate de SGMLguid, un format de documentație bazat pe standardul de generalizare standard (SGML), în format intern, la CERN. Unsprezece dintre aceste elemente există în continuare în HTML 4.</text:p>
      <text:p text:style-name="P12"/>
      <text:p text:style-name="P12">În 1980, fizicianul Tim Berners-Lee, contractant la CERN, a propus și a creat prototipul INQUIRE, un sistem pentru cercetătorii CERN de a folosi și de a distribui documente. În 1989, Berners-Lee a scris un memoriu care propune un sistem hipertext bazat pe Internet. Berners-Lee a specificat HTML și a scris software-ul pentru browser și server la sfârșitul anului 1990. În acel an, inginerul de sisteme de date Berner-Lee și CERN Robert Cailliau cererea de finanțare, însă proiectul nu a fost adoptat oficial de CERN. În notele sale personale din 1990 el a enumerat "unele dintre numeroasele domenii în care este folosit hipertextul" și a pus prima enciclopedie.</text:p>
      <text:p text:style-name="P12"/>
      <text:p text:style-name="P12">Prima descriere a HTML a fost un document intitulat "Etichete HTML", mentionat pe Internet de Tim Berners-Lee la sfarsitul anului 1991. Acesta descrie 18 elemente care cuprind designul initial si relativ simplu al HTML-ului. Cu excepția etichetei de hyperlink, acestea au fost puternic influențate de SGMLguid, un format de documentație bazat pe standardul de generalizare standard (SGML), în format intern, la CERN. Unsprezece dintre aceste elemente există în continuare în HTML 4.</text:p>
      <text:p text:style-name="P12"/>
      <text:p text:style-name="P12"><text:soft-page-break/>HTML este un limbaj de marcare utilizat de browserele web pentru a interpreta și a compune text, imagini și alte materiale în pagini web vizuale sau audibile. Caracteristicile implicite pentru fiecare element de marcaj HTML sunt definite în browser și aceste caracteristici pot fi modificate sau îmbunătățite prin utilizarea suplimentară a CSS de către designerul de pagini web. Multe dintre elementele de text se regăsesc în raportul tehnic ISO TR 9537 din 1988 pentru utilizarea SGML, care, la rândul său, acoperă caracteristicile limbajului de formatare timpuriu, cum ar fi cel folosit de comanda RUNOFF dezvoltată la începutul anilor 1960 pentru CTSS -Sharing System): aceste comenzi de formatare au fost derivate din comenzile folosite de tipografii pentru formatarea manuală a documentelor. Cu toate acestea, conceptul SGML de marcare generalizată se bazează pe elemente (nivele adnotate adâncit cu atribute), mai degrabă decât doar pe efecte de tipărire, cu separarea structurii și marcării; HTML a fost mutat progresiv în această direcție cu ajutorul CSS.</text:p>
      <text:p text:style-name="P12"/>
      <text:p text:style-name="P12">Berners-Lee a considerat că HTML este o aplicație a SGML. Acesta a fost definit în mod formal ca atare de către Internet Engineering Task Force (IETF) cu publicarea la jumătatea anului 1993 a primei propuneri pentru o specificație HTML, "Internet Hypertext Markup Language (HTML)", elaborat de Berners-Lee și Dan Connolly a inclus o definiție de tip document SGML pentru a defini gramatica. Proiectul a expirat după șase luni, însă a fost notabil pentru recunoașterea etichetei personalizate a browserului NCSA Mosaic pentru încorporarea imaginilor în linie, reflectând filozofia IETF de a stabili standarde pe prototipuri de succes. În mod similar, proiectul Internet-Draft al lui Dave Raggett, "HTML + (Hypertext Markup Format)", de la sfârșitul anului 1993, a sugerat standardizarea unor funcții deja implementate, cum ar fi tabelele și formularele de completare.</text:p>
      <text:p text:style-name="P12"/>
      <text:p text:style-name="P12">După ce schițele HTML și HTML + au expirat la începutul anului 1994, IETF a creat un grup de lucru HTML, care în 1995 a finalizat "HTML 2.0", prima specificație HTML care urma să fie tratată ca un standard împotriva căruia ar trebui să se bazeze viitoarele implementări.</text:p>
      <text:p text:style-name="P12"/>
      <text:p text:style-name="P12">Dezvoltarea ulterioară sub auspiciile IETF a fost blocată de interesele concurente. Din 1996, specificațiile HTML au fost menținute, cu ajutorul furnizorilor de software comercial, de către World Wide Web Consortium (W3C). Cu toate acestea, în 2000, HTML a devenit de asemenea un standard internațional (ISO / IEC 15445: 2000). HTML 4.01 a fost publicat la sfârșitul anului 1999, cu errata ulterioară publicată până în 2001. În 2004, dezvoltarea a început pe HTML5 în cadrul Grupului de lucru pentru tehnologiile aplicației Web Hypertext Technology (WHATWG), care a devenit un produs comun cu W3C în 2008 și completat și standardizat 28 octombrie 2014.</text:p>
      <text:p text:style-name="P12"/>
      <text:p text:style-name="P12"><text:tab/>Utilitatea paginilor HTML se dovedeste prin integrarea mai buna a elementelor de efect css incluse in acesta pentru a creea pagina de intro.</text:p>
      <text:p text:style-name="P12"><text:tab/>https://en.wikipedia.org/wiki/HTML</text:p>
      <text:p text:style-name="P12"/>
      <text:p text:style-name="P12"><text:tab/>Cascading Style Sheets(CSS)</text:p>
      <text:p text:style-name="P12"/>
      <text:p text:style-name="P12">este un limbaj de foi de stil utilizat pentru descrierea prezentării unui document scris într-un limbaj de markup precum HTML. CSS este o tehnologie de bază a World Wide Web, alături de HTML și JavaScript.</text:p>
      <text:p text:style-name="P12"/>
      <text:p text:style-name="P12">CSS este proiectat pentru a permite separarea prezentării și a conținutului, inclusiv aspectul, culorile <text:soft-page-break/>și fonturile. Această separare poate îmbunătăți accesibilitatea conținutului, poate oferi mai multă flexibilitate și control în specificarea caracteristicilor de prezentare, permite mai multor pagini web să împărtășească formatarea specificând CSS relevant într-un fișier .css separat și reducând complexitatea și repetarea conținutului structural.</text:p>
      <text:p text:style-name="P12"/>
      <text:p text:style-name="P12">Separarea formatării și a conținutului face, de asemenea, fezabilă prezentarea aceleiași pagini de marcare în diferite stiluri pentru diferite metode de randare, cum ar fi pe ecran, prin imprimare, prin voce (prin intermediul browserului bazat pe vorbire sau cititorului de ecran) dispozitive tactile. CSS are, de asemenea, reguli de formatare alternativă dacă conținutul este accesat pe un dispozitiv mobil.</text:p>
      <text:p text:style-name="P12"/>
      <text:p text:style-name="P12">Cascadarea numelui provine de la schema de prioritate specificată pentru a determina ce regulă de stil se aplică dacă mai multe reguli se potrivesc cu un anumit element. Această schemă de priorități cascadă este previzibilă.</text:p>
      <text:p text:style-name="P12"/>
      <text:p text:style-name="P12">Specificațiile CSS sunt menținute de Consorțiul World Wide Web (W3C). Tipul media de tip Internet (tip MIME) text / css este înregistrat pentru a fi utilizat cu CSS de către RFC 2318 (martie 1998). W3C operează un serviciu gratuit de validare CSS pentru documente CSS.</text:p>
      <text:p text:style-name="P12"/>
      <text:p text:style-name="P12">În plus față de HTML, alte limbi de marcare susțin utilizarea CSS, inclusiv XHTML, XML simplu, SVG și XUL.</text:p>
      <text:p text:style-name="P12"><text:span text:style-name="T10"><text:tab/></text:span><text:span text:style-name="T11">Utilitatea Cascading Style Sheets(CSS) este foarte mare deoarece in paginile atat JSP , cat si HTML <text:s/>, deoarece le simplifica pe aceasta si reduce predispozitia la errori. Deasemenea CSS-ul</text:span></text:p>
      <text:p text:style-name="P11">permite separarea prezentari de structura.</text:p>
      <text:p text:style-name="P11"><text:tab/>https://en.wikipedia.org/wiki/Cascading_Style_Sheets<text:tab/></text:p>
      <text:p text:style-name="P11"/>
      <text:p text:style-name="P11"><text:tab/></text:p>
      <text:p text:style-name="P11"/>
      <text:p text:style-name="P11"/>
      <text:p text:style-name="P11"/>
      <text:p text:style-name="P11"/>
      <text:p text:style-name="P11"/>
      <text:p text:style-name="P11"/>
      <text:p text:style-name="P11"><text:tab/>Javascript</text:p>
      <text:p text:style-name="P11"/>
      <text:p text:style-name="P11"><text:tab/>JavaScript, adesea abreviat ca JS, este un limbaj de programare la nivel înalt, interpretat. Este o limbă care este, de asemenea, caracterizată ca fiind dinamică, slab tastată, bazată pe prototip și multi-paradigmă.</text:p>
      <text:p text:style-name="P11"/>
      <text:p text:style-name="P11">Alături de HTML și CSS, JavaScript este una dintre cele trei tehnologii de bază ale World Wide Web. JavaScript permite pagini web interactive și, prin urmare, este o parte esențială a aplicațiilor web. Marea majoritate a site-urilor web le utilizează și toate browserele web majore au un motor <text:soft-page-break/>dedicat JavaScript pentru al executa.</text:p>
      <text:p text:style-name="P11"/>
      <text:p text:style-name="P11">Ca limbaj cu mai multe paradigme, JavaScript acceptă stiluri de programare bazate pe evenimente, funcționale și imperative (inclusiv obiecte orientate și prototipuri). Are un API pentru a lucra cu text, matrice, date, expresii regulate și manipulare de bază a DOM, însă limba în sine nu include niciun I / O, cum ar fi facilități de rețea, stocare sau grafică, bazându-se pe acestea pe gazdă în care este încorporată.</text:p>
      <text:p text:style-name="P11"/>
      <text:p text:style-name="P11">Inițial, numai în partea de client implementată în browserele web, motoarele JavaScript sunt acum încorporate în multe alte tipuri de software gazdă, inclusiv în servere web și baze de date în server și în programe non-web, cum ar fi procesoare de text și software PDF, medii care fac JavaScript disponibil pentru scrierea aplicațiilor mobile și desktop, inclusiv widget-uri desktop.</text:p>
      <text:p text:style-name="P11"/>
      <text:p text:style-name="P11">Deși există similitudini puternice între JavaScript și Java, inclusiv numele limbii, sintaxa și bibliotecile standard respective, cele două limbi sunt distincte și diferă foarte mult în ceea ce privește designul; JavaScript a fost influențat de limbi de programare, cum ar fi Self și Scheme.</text:p>
      <text:p text:style-name="P11"/>
      <text:p text:style-name="P11"><text:tab/>https://en.wikipedia.org/wiki/JavaScript</text:p>
      <text:p text:style-name="P11"><text:tab/>Functionalitatile principale in cadrul aplicatiei mele ale javascriptului sunt validarile, deasemenea anumite functionalitati sunt definite utilizand <text:s/>sau cu ajutorul javascriptului cu librariile sale de jQuery.</text:p>
      <text:p text:style-name="P13"><text:span text:style-name="T12"><text:tab/></text:span><text:a xlink:type="simple" xlink:href="https://en.wikipedia.org/wiki/JavaScript" text:style-name="Internet_20_link" text:visited-style-name="Visited_20_Internet_20_Link">https://en.wikipedia.org/wiki/JavaScript</text:a></text:p>
      <text:p text:style-name="P13"><text:span text:style-name="T12"><text:tab/></text:span><text:a xlink:type="simple" xlink:href="https://www.thoughtco.com/why-javascript-2037560" text:style-name="Internet_20_link" text:visited-style-name="Visited_20_Internet_20_Link">https://www.thoughtco.com/why-javascript-2037560</text:a></text:p>
      <text:p text:style-name="P11"/>
      <text:p text:style-name="P11"><text:tab/>JasperReports</text:p>
      <text:p text:style-name="P11"/>
      <text:p text:style-name="P11"><text:tab/>JasperReports este un instrument de raportare open source Java care poate scrie la o varietate de ținte, cum ar fi: ecran, imprimantă, în format PDF, HTML, Microsoft Excel, RTF, ODT, valori separate prin virgulă sau fișiere XML.</text:p>
      <text:p text:style-name="P11"/>
      <text:p text:style-name="P11">Acesta poate fi folosit în aplicații Java, inclusiv Java EE sau aplicații web, pentru a genera conținut dinamic. Citește instrucțiunile sale dintr-un fișier XML sau .jasper.</text:p>
      <text:p text:style-name="P11"/>
      <text:p text:style-name="P11">JasperReports face parte din inițiativa Lisog open source stack.</text:p>
      <text:p text:style-name="P11"/>
      <text:p text:style-name="P11"><text:tab/>JasperReports este o bibliotecă de raportare open source care poate fi încorporată în orice aplicație Java. Caracteristicile includ:</text:p>
      <text:p text:style-name="P11"/>
      <text:p text:style-name="P11">Scripturile pot însoți definiția raportului, pe care se poate invoca definiția raportului în orice moment pentru a efectua procesarea suplimentară. Scriptul este construit folosind Java și are multe cârlige care pot fi invocate înainte sau după etapele generării raportului, cum ar fi Raport, Pagină, Coloană sau Grup.</text:p>
      <text:p text:style-name="P11"><text:soft-page-break/>Sub-rapoarte</text:p>
      <text:p text:style-name="P11">Pentru utilizatorii cu cerințe mai sofisticate de gestionare a rapoartelor, rapoartele proiectate pentru JasperReports pot fi ușor importate în JasperServer - serverul de rapoarte interactive.</text:p>
      <text:p text:style-name="P9"><text:tab/></text:p>
      <text:p text:style-name="P9"><text:tab/>JRXML</text:p>
      <text:p text:style-name="P9"><text:tab/>Rapoartele create utilizand Jasper Reports sunt definite într-un format de tip XML , numit JRXML , acesta poate fi proiectat , generat sau codificat manuale folosind un anumit instrument. Formatul fisierului este definit de tipul de document (DTD) sau de schema XML. </text:p>
      <text:p text:style-name="P9"><text:tab/>Extensia fisierelor de acest tip este de .jrxml.Ireport face compilatia fisierelor de acest tip pentru a genera fisiere de tip .jasper , se mai pot obtine asemenea fisiere utilizand clasa JasperCompileManager.</text:p>
      <text:p text:style-name="P9"><text:tab/>Jaspersoft</text:p>
      <text:p text:style-name="P9"><text:tab/>Teodor Danciu a inceput sa munceasca la JasperReports in iunie 2001,proiectul sf.net a fost înregistrat în septembrie 2001 , iar JasperReports 0.1.5 a fost lansat pe 3 noiembrie 2001. </text:p>
      <text:p text:style-name="P9"><text:tab/>Numele initial al programului Jaspersoft a fost Panscopic si a fost fondata in anul 2001. In colaborare cu <text:s/>Teodor Danciu au achizitionat proprietatea intelectuala a JasperReports si a schimbat numele companiei in Jaspersoft.</text:p>
      <text:p text:style-name="P9"><text:tab/>Principalul produs al celor de la Jaspersoft este o aplicatie web Java EE care ofera capabilitati avansate de rapoarte <text:s/>denumita JasperReports server.</text:p>
      <text:p text:style-name="P9"><text:tab/>Am utilizat jasper reports pentru a genera fisiere JRXML din care se creeaza obiectual pdf-urile pentru antrenament si plan alimentar in Java utilizand <text:s/>libraria de PDF exporter.</text:p>
      <text:p text:style-name="P9"/>
      <text:p text:style-name="P9"/>
      <text:p text:style-name="P9"><text:tab/><text:a xlink:type="simple" xlink:href="https://en.wikipedia.org/wiki/JasperReports" text:style-name="Internet_20_link" text:visited-style-name="Visited_20_Internet_20_Link">https://en.wikipedia.org/wiki/JasperReports</text:a></text:p>
      <text:p text:style-name="P9"><text:a xlink:type="simple" xlink:href="http://jasperreports.sourceforge.net/api/net/sf/jasperreports/export/SimplePdfExporterConfiguration.html" text:style-name="Internet_20_link" text:visited-style-name="Visited_20_Internet_20_Link">http://jasperreports.sourceforge.net/api/net/sf/jasperreports/export/SimplePdfExporterConfiguration.html</text:a></text:p>
      <text:p text:style-name="P9"/>
      <text:p text:style-name="P9"><text:tab/>Eclipse</text:p>
      <text:p text:style-name="P9"/>
      <text:p text:style-name="P9"><text:tab/>Eclipse este un IDE (integrated development environment) , este cel mai utilizat mediu integrat de dezvoltare pentru Java. Utilitatea principala acestuia este dezvoltarea aplicatiilor Java , dar poate fi folosit si pentru dezvoltarea aplicatiilor de alt tip (C, C++ , C# , COBOL , D, Fortran , Haskell, JavaScript, Julia, Lasso, Lua, NATURAL, Perl, PHP, Prolog, Python, R, Ruby, Rust, Scola, Clojure, Groovy) prin utilizarea plug-in-urilor de care dispune.</text:p>
      <text:p text:style-name="P9"/>
      <text:p text:style-name="P9"><text:tab/></text:p>
      <text:p text:style-name="P9"><text:soft-page-break/></text:p>
      <text:p text:style-name="P9"/>
      <text:p text:style-name="P9"/>
      <text:p text:style-name="P9"/>
      <text:p text:style-name="P9"/>
      <text:p text:style-name="P9"/>
      <text:p text:style-name="P9"/>
      <text:p text:style-name="P9"><text:tab/></text:p>
      <text:p text:style-name="P9">Inkscape</text:p>
      <text:p text:style-name="P9"/>
      <text:p text:style-name="P9"><text:tab/>Inkscape este un editor grafice vectoriale gratuite și open source; acesta poate fi folosit pentru a crea sau edita grafice vectoriale, cum ar fi ilustrații, diagrame, arte line, diagrame, logo-uri și tablouri complexe. Formatul grafic primar de vectori al lui Inkscape este Scalable Vector Graphics (SVG), cu toate acestea multe alte formate pot fi importate și exportate.</text:p>
      <text:p text:style-name="P9"/>
      <text:p text:style-name="P9">Inkscape poate face forme vectoriale primitive (de exemplu, dreptunghiuri, elipse, poligoane, arcuri, spirale, stele și casete 3D) și text. Aceste obiecte pot fi umplute cu culori, modele, gradiente radiale sau liniare colorate, iar marginea acestora poate fi mângâiată, atât cu transparență reglabilă. Se acceptă încorporarea și trasarea opțională a graficelor raster, permițând editorului să creeze grafice vectoriale din fotografii și alte surse raster. Formele create pot fi manipulate în continuare cu transformări, cum ar fi mișcarea, rotirea, scalarea și înclinarea.</text:p>
      <text:p text:style-name="P9"/>
      <text:p text:style-name="P9"><text:tab/>Istorie</text:p>
      <text:p text:style-name="P9"/>
      <text:p text:style-name="P9">Inkscape a început în 2003 ca ​​o furculiță a proiectului Sodipodi. Sodipodi, dezvoltat din 1999, a fost bazat pe Rapid Levien's Gill (aplicația GNOME Illustration).</text:p>
      <text:p text:style-name="P9"/>
      <text:p text:style-name="P9">Inkscape FAQ interpretează cuvântul Inkscape ca un compus de cerneală și sclipire.</text:p>
      <text:p text:style-name="P9"/>
      <text:p text:style-name="P9">Patru foști dezvoltatori Sodipodi (Ted Gould, Bryce Harrington, Nathan Hurst și MenTaLguY) au condus furculița; au identificat diferențe în ceea ce privește obiectivele proiectului, deschiderea la contribuțiile unor terțe părți și dezacordurile tehnice ca motive ale furtunii. Cu Inkscape, ei au spus că vor pune accentul pe dezvoltarea implementării standardului SVG complet, în timp ce dezvoltarea Sodipodi a subliniat dezvoltarea unui editor de grafică vectorială generală, eventual în detrimentul SVG.</text:p>
      <text:p text:style-name="P9"/>
      <text:p text:style-name="P9">În urma furcii, dezvoltatorii Inkscape i-au schimbat foarte mult: au schimbat limbajul de <text:soft-page-break/>programare de la C la C ++; a adoptat legăturile C ++ de la GTK + (anterior GIMP Toolkit) (gtkmm); și-a reproiectat interfața de utilizator și a adăugat o serie de caracteristici noi. În special, implementarea de către Inkscape a standardului SVG, deși incompletă, a demonstrat o îmbunătățire treptată.</text:p>
      <text:p text:style-name="P9"/>
      <text:p text:style-name="P9">Din 2005, Inkscape a participat la programul Google Summer of Code.</text:p>
      <text:p text:style-name="P9"/>
      <text:p text:style-name="P9">Până la sfârșitul lunii noiembrie 2007, sistemul de urmărire a erorilor de la Inkscape a fost găzduit pe SourceForge. Ulterior, sa mutat la Launchpad. [13] În iunie 2017 sa mutat la GitLab.</text:p>
      <text:p text:style-name="P9"><text:tab/>Am utilizat inkscape-ul pentru a creea logo-ul aplicatiei.</text:p>
      <text:p text:style-name="P9"><text:tab/><text:a xlink:type="simple" xlink:href="https://en.wikipedia.org/wiki/Inkscape" text:style-name="Internet_20_link" text:visited-style-name="Visited_20_Internet_20_Link">https://en.wikipedia.org/wiki/Inkscape</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ans-serif"/>
    <style:font-face style:name="sans-serif" svg:font-family="sans-serif"/>
    <style:font-face style:name="Times New Roman2" svg:font-family="'Times New Roman', '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4T11:29:03.92</meta:creation-date>
    <meta:editing-duration>PT8H23M32S</meta:editing-duration>
    <meta:editing-cycles>16</meta:editing-cycles>
    <meta:generator>OpenOffice/4.1.1$Win32 OpenOffice.org_project/411m6$Build-9775</meta:generator>
    <dc:date>2018-05-25T15:55:34.14</dc:date>
    <meta:document-statistic meta:table-count="0" meta:image-count="0" meta:object-count="0" meta:page-count="18" meta:paragraph-count="212" meta:word-count="7128" meta:character-count="46471"/>
  </office:meta>
</office:document-meta>
</file>